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E000000DC8EA68D0F5704CB8A.png" manifest:media-type="image/png"/>
  <manifest:file-entry manifest:full-path="Pictures/1000A97200009EC0000046A5E65B1F4FBA926016.wmf" manifest:media-type="image/x-wmf"/>
  <manifest:file-entry manifest:full-path="Pictures/1000000100000424000001D86AE04CB1CC4008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Tabla1" style:family="table">
      <style:table-properties style:width="15.716cm" fo:margin-left="1.08cm" fo:margin-top="0cm" fo:margin-bottom="0cm" table:align="left" style:writing-mode="lr-tb"/>
    </style:style>
    <style:style style:name="Tabla1.A" style:family="table-column">
      <style:table-column-properties style:column-width="15.716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716cm" fo:margin-left="1.08cm" fo:margin-top="0cm" fo:margin-bottom="0cm" table:align="left" style:writing-mode="lr-tb"/>
    </style:style>
    <style:style style:name="Tabla2.A" style:family="table-column">
      <style:table-column-properties style:column-width="15.716cm"/>
    </style:style>
    <style:style style:name="Tabla2.1" style:family="table-row">
      <style:table-row-properties style:min-row-height="0.529cm"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743cm" fo:margin-left="1.058cm" fo:margin-top="0cm" fo:margin-bottom="0cm" table:align="left" style:writing-mode="lr-tb"/>
    </style:style>
    <style:style style:name="Tabla3.A" style:family="table-column">
      <style:table-column-properties style:column-width="15.743cm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716cm" fo:margin-left="1.08cm" fo:margin-top="0cm" fo:margin-bottom="0cm" table:align="left" style:writing-mode="lr-tb"/>
    </style:style>
    <style:style style:name="Tabla4.A" style:family="table-column">
      <style:table-column-properties style:column-width="15.716cm"/>
    </style:style>
    <style:style style:name="Tabla4.1" style:family="table-row">
      <style:table-row-properties style:min-row-height="0.529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743cm" fo:margin-left="1.06cm" fo:margin-top="0cm" fo:margin-bottom="0cm" table:align="left" style:writing-mode="lr-tb"/>
    </style:style>
    <style:style style:name="Tabla5.A" style:family="table-column">
      <style:table-column-properties style:column-width="15.743cm"/>
    </style:style>
    <style:style style:name="Tabla5.1" style:family="table-row">
      <style:table-row-properties style:min-row-height="0.529cm" fo:keep-together="auto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716cm" fo:margin-left="1.08cm" fo:margin-top="0cm" fo:margin-bottom="0cm" table:align="left" style:writing-mode="lr-tb"/>
    </style:style>
    <style:style style:name="Tabla6.A" style:family="table-column">
      <style:table-column-properties style:column-width="15.716cm"/>
    </style:style>
    <style:style style:name="Tabla6.1" style:family="table-row">
      <style:table-row-properties style:min-row-height="0.529cm" fo:keep-together="auto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716cm" fo:margin-left="1.08cm" fo:margin-top="0cm" fo:margin-bottom="0cm" table:align="left" style:writing-mode="lr-tb"/>
    </style:style>
    <style:style style:name="Tabla7.A" style:family="table-column">
      <style:table-column-properties style:column-width="15.716cm"/>
    </style:style>
    <style:style style:name="Tabla7.1" style:family="table-row">
      <style:table-row-properties style:min-row-height="0.529cm" fo:keep-together="auto"/>
    </style:style>
    <style:style style:name="Tab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716cm" fo:margin-left="1.08cm" fo:margin-top="0cm" fo:margin-bottom="0cm" table:align="left" style:writing-mode="lr-tb"/>
    </style:style>
    <style:style style:name="Tabla8.A" style:family="table-column">
      <style:table-column-properties style:column-width="15.716cm"/>
    </style:style>
    <style:style style:name="Tabla8.1" style:family="table-row">
      <style:table-row-properties style:min-row-height="0.529cm" fo:keep-together="auto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351cm" fo:margin-left="0.445cm" fo:margin-top="0cm" fo:margin-bottom="0cm" table:align="left" style:writing-mode="lr-tb"/>
    </style:style>
    <style:style style:name="Tabla9.A" style:family="table-column">
      <style:table-column-properties style:column-width="16.351cm"/>
    </style:style>
    <style:style style:name="Tabla9.1" style:family="table-row">
      <style:table-row-properties style:min-row-height="0.529cm" fo:keep-together="auto"/>
    </style:style>
    <style:style style:name="Tabla9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.25cm" fo:margin-right="-1.753cm" fo:text-indent="0cm" style:auto-text-indent="false">
        <style:tab-stops>
          <style:tab-stop style:position="7.5cm" style:type="center"/>
          <style:tab-stop style:position="16.753cm" style:type="right"/>
        </style:tab-stops>
      </style:paragraph-properties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List_20_Paragraph">
      <style:paragraph-properties fo:margin-left="0.635cm" fo:margin-right="0cm" fo:margin-top="0cm" fo:margin-bottom="0.176cm" style:contextual-spacing="false" fo:line-height="108%" fo:text-align="justify" style:justify-single-word="false" fo:text-indent="0cm" style:auto-text-indent="false"/>
    </style:style>
    <style:style style:name="P4" style:family="paragraph" style:parent-style-name="List_20_Paragraph">
      <style:paragraph-properties fo:margin-left="1.27cm" fo:margin-right="0cm" fo:margin-top="0cm" fo:margin-bottom="0.176cm" style:contextual-spacing="false" fo:line-height="108%" fo:text-align="justify" style:justify-single-word="false" fo:text-indent="0cm" style:auto-text-indent="false"/>
      <style:text-properties style:font-name="Calibri"/>
    </style:style>
    <style:style style:name="P5" style:family="paragraph" style:parent-style-name="Standard">
      <style:paragraph-properties fo:margin-left="1.251cm" fo:margin-right="0cm" fo:margin-top="0cm" fo:margin-bottom="0.176cm" style:contextual-spacing="false" fo:line-height="108%" fo:text-align="justify" style:justify-single-word="false" fo:text-indent="0cm" style:auto-text-indent="false"/>
      <style:text-properties style:font-name="Calibri"/>
    </style:style>
    <style:style style:name="P6" style:family="paragraph" style:parent-style-name="Standard">
      <style:paragraph-properties fo:margin-top="0cm" fo:margin-bottom="0.212cm" style:contextual-spacing="false" fo:orphans="2" fo:widows="2"/>
      <style:text-properties style:font-name="Calibri" fo:font-size="10pt" fo:language="es" fo:country="ES" style:letter-kerning="false" style:font-name-asian="Times New Roman1" style:font-size-asian="10pt" style:language-asian="es" style:country-asian="ES" style:language-complex="ar" style:country-complex="SA"/>
    </style:style>
    <style:style style:name="P7" style:family="paragraph" style:parent-style-name="List_20_Paragraph">
      <style:paragraph-properties fo:margin-left="0.635cm" fo:margin-right="0cm" fo:margin-top="0cm" fo:margin-bottom="0.176cm" style:contextual-spacing="false" fo:line-height="108%" fo:text-align="justify" style:justify-single-word="false" fo:text-indent="0cm" style:auto-text-indent="false" text:number-lines="true" text:line-number="0" style:writing-mode="lr-tb"/>
      <style:text-properties fo:color="#00b050" loext:opacity="100%" style:font-name="Calibri"/>
    </style:style>
    <style:style style:name="P8" style:family="paragraph" style:parent-style-name="List_20_Paragraph">
      <style:paragraph-properties fo:margin-top="0cm" fo:margin-bottom="0cm" style:contextual-spacing="false" fo:orphans="2" fo:widows="2"/>
      <style:text-properties fo:color="#00b050" loext:opacity="100%" style:font-name="Calibri" fo:language="es" fo:country="ES" style:letter-kerning="false" style:font-name-asian="Times New Roman1" style:language-complex="ar" style:country-complex="SA"/>
    </style:style>
    <style:style style:name="P9" style:family="paragraph" style:parent-style-name="Standard">
      <loext:graphic-properties draw:fill="solid" draw:fill-color="#ffffff"/>
      <style:paragraph-properties fo:margin-left="1.249cm" fo:margin-right="0cm" fo:margin-top="0cm" fo:margin-bottom="0cm" style:contextual-spacing="false" fo:line-height="118%" fo:text-indent="0cm" style:auto-text-indent="false" fo:background-color="#ffffff" fo:padding="0.141cm" fo:border="0.51pt solid #000000" style:shadow="none"/>
    </style:style>
    <style:style style:name="P10" style:family="paragraph" style:parent-style-name="List_20_Paragraph" style:list-style-name="WWNum29">
      <style:paragraph-properties fo:margin-top="0cm" fo:margin-bottom="0.176cm" style:contextual-spacing="false" fo:text-align="justify" style:justify-single-word="false"/>
    </style:style>
    <style:style style:name="P11" style:family="paragraph" style:parent-style-name="List_20_Paragraph" style:list-style-name="WWNum29">
      <style:paragraph-properties fo:margin-top="0cm" fo:margin-bottom="0.176cm" style:contextual-spacing="false" fo:text-align="justify" style:justify-single-word="false" fo:break-before="page"/>
    </style:style>
    <style:style style:name="P12" style:family="paragraph" style:parent-style-name="List_20_Paragraph" style:list-style-name="WWNum48">
      <style:paragraph-properties fo:margin-top="0cm" fo:margin-bottom="0.176cm" style:contextual-spacing="false" fo:line-height="108%" fo:text-align="justify" style:justify-single-word="false"/>
      <style:text-properties fo:color="#000000" loext:opacity="100%" style:font-name="Calibri"/>
    </style:style>
    <style:style style:name="P13" style:family="paragraph" style:parent-style-name="List_20_Paragraph">
      <style:paragraph-properties fo:margin-left="1.27cm" fo:margin-right="0cm" fo:margin-top="0cm" fo:margin-bottom="0.176cm" style:contextual-spacing="false" fo:line-height="108%" fo:text-align="justify" style:justify-single-word="false" fo:text-indent="0cm" style:auto-text-indent="false"/>
      <style:text-properties fo:color="#00b050" loext:opacity="100%" style:font-name="Calibri"/>
    </style:style>
    <style:style style:name="P14" style:family="paragraph" style:parent-style-name="List_20_Paragraph">
      <style:paragraph-properties fo:margin-left="0.635cm" fo:margin-right="0cm" fo:margin-top="0cm" fo:margin-bottom="0.176cm" style:contextual-spacing="false" fo:line-height="108%" fo:text-align="justify" style:justify-single-word="false" fo:text-indent="0cm" style:auto-text-indent="false"/>
      <style:text-properties fo:color="#00b050" loext:opacity="100%" style:font-name="Calibri"/>
    </style:style>
    <style:style style:name="P15" style:family="paragraph" style:parent-style-name="List_20_Paragraph" style:list-style-name="WWNum48">
      <style:paragraph-properties fo:margin-top="0cm" fo:margin-bottom="0.176cm" style:contextual-spacing="false" fo:line-height="108%" fo:text-align="justify" style:justify-single-word="false"/>
      <style:text-properties style:font-name="Calibri"/>
    </style:style>
    <style:style style:name="P16" style:family="paragraph" style:parent-style-name="List_20_Paragraph" style:list-style-name="WWNum29">
      <style:paragraph-properties fo:margin-top="0cm" fo:margin-bottom="0.176cm" style:contextual-spacing="false" fo:line-height="108%" fo:text-align="justify" style:justify-single-word="false"/>
      <style:text-properties style:font-name="Calibri"/>
    </style:style>
    <style:style style:name="P17" style:family="paragraph" style:parent-style-name="List_20_Paragraph">
      <loext:graphic-properties draw:fill="solid" draw:fill-color="#ffffff"/>
      <style:paragraph-properties fo:margin-left="1.27cm" fo:margin-right="0cm" fo:line-height="118%" fo:text-indent="0cm" style:auto-text-indent="false" fo:background-color="#ffffff" fo:padding="0.141cm" fo:border="0.51pt solid #000000" style:shadow="none"/>
      <style:text-properties fo:color="#800000" loext:opacity="100%" style:font-name="Consolas" fo:font-size="10.5pt" style:font-name-asian="Consolas1" style:font-size-asian="10.5pt" style:font-name-complex="Consolas1" style:font-size-complex="10.5pt"/>
    </style:style>
    <style:style style:name="P18" style:family="paragraph" style:parent-style-name="List_20_Paragraph">
      <style:paragraph-properties fo:margin-top="0cm" fo:margin-bottom="0cm" style:contextual-spacing="false" fo:text-align="start" style:justify-single-word="false" fo:orphans="2" fo:widows="2"/>
      <style:text-properties fo:color="#2a6099" loext:opacity="100%" style:font-name="Calibri" fo:language="es" fo:country="ES" fo:font-weight="bold" style:letter-kerning="false" style:font-name-asian="Times New Roman1" style:font-weight-asian="bold" style:language-complex="ar" style:country-complex="SA" style:font-weight-complex="bold"/>
    </style:style>
    <style:style style:name="P19" style:family="paragraph" style:parent-style-name="List_20_Paragraph">
      <style:paragraph-properties fo:margin-top="0cm" fo:margin-bottom="0cm" style:contextual-spacing="false" fo:orphans="2" fo:widows="2"/>
      <style:text-properties fo:color="#2a6099" loext:opacity="100%" style:font-name="Calibri" fo:language="es" fo:country="ES" fo:font-weight="bold" style:letter-kerning="false" style:font-name-asian="Times New Roman1" style:font-weight-asian="bold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8.431cm"/>
        </style:tab-stops>
      </style:paragraph-properties>
      <style:text-properties style:font-name="Calibri" style:font-name-complex="Calibri1" style:font-size-complex="10pt"/>
    </style:style>
    <style:style style:name="P21" style:family="paragraph" style:parent-style-name="Standard">
      <style:paragraph-properties fo:margin-left="1.251cm" fo:margin-right="0cm" fo:margin-top="0cm" fo:margin-bottom="0cm" style:contextual-spacing="false" fo:line-height="108%" fo:text-indent="0cm" style:auto-text-indent="false" fo:padding-left="0.141cm" fo:padding-right="0.141cm" fo:padding-top="0.035cm" fo:padding-bottom="0.035cm" fo:border="0.51pt solid #000000" style:shadow="none"/>
      <style:text-properties style:font-name="Courier New" style:font-name-complex="Courier New1"/>
    </style:style>
    <style:style style:name="P22" style:family="paragraph" style:parent-style-name="Standard">
      <style:paragraph-properties fo:margin-left="1.249cm" fo:margin-right="0cm" fo:margin-top="0cm" fo:margin-bottom="0cm" style:contextual-spacing="false" fo:line-height="108%" fo:text-indent="0cm" style:auto-text-indent="false" fo:padding-left="0.141cm" fo:padding-right="0.141cm" fo:padding-top="0.035cm" fo:padding-bottom="0.035cm" fo:border="0.51pt solid #000000" style:shadow="none"/>
      <style:text-properties style:font-name="Courier New" style:font-name-complex="Courier New1"/>
    </style:style>
    <style:style style:name="P23" style:family="paragraph" style:parent-style-name="Standard">
      <style:paragraph-properties fo:margin-left="1.251cm" fo:margin-right="0cm" fo:margin-top="0cm" fo:margin-bottom="0cm" style:contextual-spacing="false" fo:text-indent="0cm" style:auto-text-indent="false" fo:padding-left="0.141cm" fo:padding-right="0.141cm" fo:padding-top="0.035cm" fo:padding-bottom="0.035cm" fo:border="0.51pt solid #000000" style:shadow="none"/>
      <style:text-properties style:font-name="Courier New" style:font-name-complex="Courier New1"/>
    </style:style>
    <style:style style:name="P24" style:family="paragraph" style:parent-style-name="Standard">
      <loext:graphic-properties draw:fill="solid" draw:fill-color="#ffffff"/>
      <style:paragraph-properties fo:margin-left="1.249cm" fo:margin-right="0cm" fo:margin-top="0cm" fo:margin-bottom="0cm" style:contextual-spacing="false" fo:line-height="118%" fo:text-indent="0cm" style:auto-text-indent="false" fo:background-color="#ffffff" fo:padding="0.141cm" fo:border="0.51pt solid #000000" style:shadow="none"/>
      <style:text-properties fo:color="#800000" loext:opacity="100%" style:font-name="Consolas" fo:font-size="10.5pt" style:font-name-asian="Consolas1" style:font-size-asian="10.5pt" style:font-name-complex="Consolas1" style:font-size-complex="10.5pt"/>
    </style:style>
    <style:style style:name="P25" style:family="paragraph" style:parent-style-name="Standard">
      <style:paragraph-properties fo:margin-left="0cm" fo:margin-right="0cm" fo:margin-top="0cm" fo:margin-bottom="0.212cm" style:contextual-spacing="false" fo:orphans="2" fo:widows="2" fo:text-indent="0cm" style:auto-text-indent="false"/>
      <style:text-properties fo:color="#2a6099" loext:opacity="100%" style:font-name="Calibri" fo:font-size="10pt" fo:language="es" fo:country="ES" fo:font-weight="bold" style:letter-kerning="false" style:font-name-asian="Times New Roman1" style:font-size-asian="10pt" style:language-asian="es" style:country-asian="ES" style:font-weight-asian="bold" style:language-complex="ar" style:country-complex="SA" style:font-weight-complex="bold"/>
    </style:style>
    <style:style style:name="P26" style:family="paragraph" style:parent-style-name="Standard">
      <style:paragraph-properties fo:margin-top="0cm" fo:margin-bottom="0.212cm" style:contextual-spacing="false" fo:orphans="2" fo:widows="2"/>
      <style:text-properties fo:color="#2a6099" loext:opacity="100%" style:font-name="Calibri" fo:font-size="10pt" fo:language="es" fo:country="ES" fo:font-weight="bold" style:letter-kerning="false" style:font-name-asian="Times New Roman1" style:font-size-asian="10pt" style:language-asian="es" style:country-asian="ES" style:font-weight-asian="bold" style:language-complex="ar" style:country-complex="SA" style:font-weight-complex="bold"/>
    </style:style>
    <style:style style:name="T1" style:family="text">
      <style:text-properties fo:font-size="11pt" style:rfc-language-tag="es-ES-u-co-trad" fo:language="es" fo:country="ES" style:font-name-asian="Calibri1" style:font-size-asian="11pt" style:language-asian="en" style:country-asian="US" style:font-name-complex="Arial1" style:font-size-complex="11pt"/>
    </style:style>
    <style:style style:name="T2" style:family="text">
      <style:text-properties style:font-name="Calibri"/>
    </style:style>
    <style:style style:name="T3" style:family="text">
      <style:text-properties style:font-name="Calibri" fo:font-weight="normal" style:font-weight-asian="normal"/>
    </style:style>
    <style:style style:name="T4" style:family="text">
      <style:text-properties style:font-name="Calibri" fo:font-weight="normal" style:font-weight-asian="normal" style:font-name-complex="Calibri1"/>
    </style:style>
    <style:style style:name="T5" style:family="text">
      <style:text-properties style:font-name="Calibri" fo:font-weight="normal" fo:background-color="#ffff00" loext:char-shading-value="0" style:font-weight-asian="normal" style:font-name-complex="Calibri1"/>
    </style:style>
    <style:style style:name="T6" style:family="text">
      <style:text-properties style:font-name="Calibri" fo:font-weight="normal" style:font-name-asian="Calibri1" style:font-weight-asian="normal" style:font-name-complex="Calibri1"/>
    </style:style>
    <style:style style:name="T7" style:family="text">
      <style:text-properties style:font-name="Calibri" style:font-name-complex="Calibri1"/>
    </style:style>
    <style:style style:name="T8" style:family="text">
      <style:text-properties style:font-name="Calibri" fo:background-color="#ffff00" loext:char-shading-value="0" style:font-name-complex="Calibri1"/>
    </style:style>
    <style:style style:name="T9" style:family="text">
      <style:text-properties style:font-name="Calibri" style:font-name-asian="Calibri1" style:font-name-complex="Calibri1" style:font-weight-complex="bold"/>
    </style:style>
    <style:style style:name="T10" style:family="text">
      <style:text-properties style:font-name="Calibri" fo:font-weight="bold" style:font-weight-asian="bold" style:font-weight-complex="bold"/>
    </style:style>
    <style:style style:name="T11" style:family="text">
      <style:text-properties style:font-name="Calibri" fo:font-weight="bold" style:font-name-asian="Calibri1" style:font-weight-asian="bold" style:font-name-complex="Calibri1" style:font-weight-complex="bold"/>
    </style:style>
    <style:style style:name="T12" style:family="text">
      <style:text-properties style:font-name="Arial Narrow" fo:font-size="8pt" style:font-size-asian="8pt"/>
    </style:style>
    <style:style style:name="T13" style:family="text">
      <style:text-properties fo:color="#800000" loext:opacity="100%" style:font-name="Consolas" fo:font-size="10.5pt" style:font-name-asian="Consolas1" style:font-size-asian="10.5pt" style:font-name-complex="Consolas1" style:font-size-complex="10.5pt"/>
    </style:style>
    <style:style style:name="T14" style:family="text">
      <style:text-properties fo:color="#3b3b3b" loext:opacity="100%" style:font-name="Consolas" fo:font-size="10.5pt" style:font-name-asian="Consolas1" style:font-size-asian="10.5pt" style:font-name-complex="Consolas1" style:font-size-complex="10.5pt"/>
    </style:style>
    <style:style style:name="T15" style:family="text">
      <style:text-properties fo:color="#2a6099" loext:opacity="100%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0308294" text:style-name="WWNum29">
        <text:list-item>
          <text:p text:style-name="P10"><text:span text:style-name="T10">(2,5 puntos) Indica las siguientes sentencias XPATH d</text:span><text:span text:style-name="T11">ado el archivo empresa.xml. MSe muestra el resultado que debe mostrar.</text:span></text:p>
        </text:list-item>
      </text:list>
      <text:list xml:id="list2522554394" text:style-name="WWNum48">
        <text:list-item>
          <text:p text:style-name="P12">Nombre de los departamentos situados en el piso 2</text:p>
        </text:list-item>
      </text:list>
      <text:p text:style-name="P21">&lt;nombre&gt;Marketing&lt;/nombre&gt;</text:p>
      <text:p text:style-name="P21">&lt;nombre&gt;Personal&lt;/nombre&gt;</text:p>
      <text:p text:style-name="P13">Solución: 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5">//departamento[@piso=2]/nombre</text:p>
          </table:table-cell>
        </table:table-row>
      </table:table>
      <text:list xml:id="list142343608278805" text:continue-numbering="true" text:style-name="WWNum48">
        <text:list-item>
          <text:p text:style-name="P15">Empleados que contengan Maria en el nombre</text:p>
        </text:list-item>
      </text:list>
      <text:p text:style-name="P22">Maria Manero</text:p>
      <text:p text:style-name="P22">Maria Dolores Echevarria</text:p>
      <text:p text:style-name="P13">Solución: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5">//empleado/nombre[contains(.,"Maria")]</text:p>
          </table:table-cell>
        </table:table-row>
      </table:table>
      <text:list xml:id="list142343354712358" text:continue-numbering="true" text:style-name="WWNum48">
        <text:list-item>
          <text:p text:style-name="P12">Suma de los salarios de cada departamento</text:p>
        </text:list-item>
      </text:list>
      <text:p text:style-name="P21">Marketing 102000</text:p>
      <text:p text:style-name="P21">Personal 104000</text:p>
      <text:p text:style-name="P21">I+D 118000</text:p>
      <text:p text:style-name="P21">Ventas 79000</text:p>
      <text:p text:style-name="P13">Solución: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6">//distinct-values(departamento/nombre)</text:p>
          </table:table-cell>
        </table:table-row>
      </table:table>
      <text:list xml:id="list142342911528817" text:continue-numbering="true" text:style-name="WWNum48">
        <text:list-item>
          <text:p text:style-name="P15">Profesión de los empleados que más cobran</text:p>
        </text:list-item>
      </text:list>
      <text:p text:style-name="P21">Ingeniero</text:p>
      <text:p text:style-name="P13">Solución: 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8">//empleado[max(salario)]/profesion</text:p>
          </table:table-cell>
        </table:table-row>
      </table:table>
      <text:list xml:id="list142343335610171" text:continue-numbering="true" text:style-name="WWNum48">
        <text:list-item>
          <text:p text:style-name="P15">Salarios de los empleados del equipo D</text:p>
        </text:list-item>
      </text:list>
      <text:p text:style-name="P21">&lt;salario&gt;21000&lt;/salario&gt;</text:p>
      <text:p text:style-name="P21">&lt;salario&gt;30000&lt;/salario&gt;</text:p>
      <text:p text:style-name="P21">&lt;salario&gt;15000&lt;/salario&gt;</text:p>
      <text:p text:style-name="P13">Solución: 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/>
          </table:table-cell>
        </table:table-row>
      </table:table>
      <text:p text:style-name="Standard"/>
      <text:list xml:id="list142342782957839" text:continue-list="list80308294" text:style-name="WWNum29">
        <text:list-item>
          <text:p text:style-name="P11"><text:span text:style-name="T10">(1,5puntos) XQUERY. D</text:span><text:span text:style-name="T11">ado el archivo empresa.xml, escribe las sentencias XQUERY para los siguientes enunciados. Debes usar WHERE siempre que sea posible.</text:span></text:p>
          <text:list>
            <text:list-item>
              <text:p text:style-name="P16">Profesión de los empleados que cobran más de 30000</text:p>
            </text:list-item>
          </text:list>
        </text:list-item>
      </text:list>
      <text:p text:style-name="P23">&lt;profesion&gt;Economista&lt;/profesion&gt;</text:p>
      <text:p text:style-name="P23">&lt;profesion&gt;Ingeniero&lt;/profesion&gt;</text:p>
      <text:p text:style-name="P23">&lt;profesion&gt;Ingeniero&lt;/profesion&gt;</text:p>
      <text:p text:style-name="P23">&lt;profesion&gt;Ingeniero&lt;/profesion&gt;</text:p>
      <text:p text:style-name="P23">&lt;profesion&gt;Economista&lt;/profesion&gt;</text:p>
      <text:p text:style-name="P13">Solución: 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9">for $prof in doc ('empresa')//empresa</text:p>
            <text:p text:style-name="P19">where $prof /departamentos/departamento/empleado/salario&gt;30000</text:p>
            <text:p text:style-name="P19">return $prof /departamentos/departamento/empleado/profesion</text:p>
          </table:table-cell>
        </table:table-row>
      </table:table>
      <text:list xml:id="list142343043142393" text:continue-numbering="true" text:style-name="WWNum29">
        <text:list-item>
          <text:list>
            <text:list-item>
              <text:p text:style-name="P16">Código del departamento cuyo teléfono acaba en 78</text:p>
            </text:list-item>
          </text:list>
        </text:list-item>
      </text:list>
      <text:p text:style-name="P17">codigo="24"</text:p>
      <text:p text:style-name="P13">Solución: 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/>
          </table:table-cell>
        </table:table-row>
      </table:table>
      <text:p text:style-name="P4"/>
      <text:list xml:id="list142342474372226" text:continue-numbering="true" text:style-name="WWNum29">
        <text:list-item>
          <text:list>
            <text:list-item>
              <text:p text:style-name="P16">Miembros de los equipos cuyo nombre empieza por S</text:p>
            </text:list-item>
          </text:list>
        </text:list-item>
      </text:list>
      <text:p text:style-name="P24">&lt;emp&gt;</text:p>
      <text:p text:style-name="P9"><text:span text:style-name="T13"><text:s text:c="2"/>&lt;depto&gt;</text:span><text:span text:style-name="T14">Marketing</text:span><text:span text:style-name="T13">&lt;/depto&gt;</text:span></text:p>
      <text:p text:style-name="P9"><text:span text:style-name="T13"><text:s text:c="2"/>&lt;piso&gt;</text:span><text:span text:style-name="T14">2</text:span><text:span text:style-name="T13">&lt;/piso&gt;</text:span></text:p>
      <text:p text:style-name="P24">&lt;/emp&gt;</text:p>
      <text:p text:style-name="P13">Solución: 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9">for $prof in doc ('empresa')//empresa/equipos</text:p>
            <text:p text:style-name="P19">where $prof /equipo/miembros/miembro[starts-with(.,"S")]</text:p>
            <text:p text:style-name="P19">return $prof /equipo/miembros/miembro</text:p>
          </table:table-cell>
        </table:table-row>
      </table:table>
      <text:p text:style-name="P5"/>
      <text:list xml:id="list142344034750918" text:continue-numbering="true" text:style-name="WWNum29">
        <text:list-item>
          <text:list>
            <text:list-item>
              <text:p text:style-name="P16">Nombre y suma de los salarios de los empleados cuyo departamento tenga menos de 4 empleados y ninguno sea Economista</text:p>
            </text:list-item>
          </text:list>
        </text:list-item>
      </text:list>
      <text:p text:style-name="P9"><text:span text:style-name="T13">&lt;depto&gt;</text:span><text:line-break/><text:span text:style-name="T13"> <text:s/>&lt;nombre&gt;I+D&lt;/nombre&gt;</text:span><text:line-break/><text:span text:style-name="T13"> <text:s/>&lt;salario&gt;118000&lt;/salario&gt;</text:span><text:line-break/><text:span text:style-name="T13">&lt;/depto&gt;</text:span></text:p>
      <text:p text:style-name="P14">Solución: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8"/>
          </table:table-cell>
        </table:table-row>
      </table:table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text-align="justify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color="#0000ff" loext:opacity="100%" style:font-name="Arial Narrow" fo:font-family="'Arial Narrow'" style:font-family-generic="roman" style:font-pitch="variable" fo:font-size="9pt" style:font-size-asian="9pt" style:font-name-complex="Arial1" style:font-family-complex="Arial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/>
      <style:text-properties fo:color="#000000" loext:opacity="100%" style:font-name="Trebuchet MS" fo:font-family="'Trebuchet MS'" style:font-family-generic="roman" style:font-pitch="variable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fo:color="#000000" loext:opacity="100%" style:font-name="Trebuchet MS" fo:font-family="'Trebuchet MS'" style:font-family-generic="roman" style:font-pitch="variable" style:font-size-complex="10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9.001cm" style:leader-style="dotted" style:leader-text="."/>
        </style:tab-stops>
      </style:paragraph-properties>
      <style:text-properties fo:font-weight="bold" style:font-weight-asian="bold" style:font-name-complex="Arial1" style:font-family-complex="Arial" style:font-family-generic-complex="system" style:font-pitch-complex="variable" style:font-size-complex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>
        <style:tab-stops>
          <style:tab-stop style:position="14.982cm" style:type="right" style:leader-style="dotted" style:leader-text="."/>
        </style:tab-stops>
      </style:paragraph-properties>
      <style:text-properties fo:font-size="9pt" style:text-underline-style="solid" style:text-underline-width="auto" style:text-underline-color="font-color" fo:font-weight="bold" style:font-size-asian="9pt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.249cm" fo:margin-right="0cm" fo:text-indent="0cm" style:auto-text-indent="false"/>
    </style:style>
    <style:style style:name="Body_20_Text_20_2" style:display-name="Body Text 2" style:family="paragraph" style:parent-style-name="Standard" style:default-outline-level="">
      <style:text-properties fo:color="#0000ff" loext:opacity="100%"/>
    </style:style>
    <style:style style:name="Body_20_Text_20_3" style:display-name="Body Text 3" style:family="paragraph" style:parent-style-name="Standard" style:default-outline-level="">
      <style:text-properties style:font-name="Arial Narrow" fo:font-family="'Arial Narrow'" style:font-family-generic="roman" style:font-pitch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zh" style:country-asian="C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Mención_20_sin_20_resolver2" style:display-name="Mención sin resolver2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use-window-font-color="true" loext:opacity="0%"/>
    </style:style>
    <style:style style:name="ListLabel_20_46" style:display-name="ListLabel 46" style:family="text">
      <style:text-properties style:use-window-font-color="true" loext:opacity="0%"/>
    </style:style>
    <style:style style:name="ListLabel_20_47" style:display-name="ListLabel 47" style:family="text">
      <style:text-properties style:use-window-font-color="true" loext:opacity="0%"/>
    </style:style>
    <style:style style:name="ListLabel_20_48" style:display-name="ListLabel 48" style:family="text">
      <style:text-properties style:use-window-font-color="true" loext:opacity="0%"/>
    </style:style>
    <style:style style:name="ListLabel_20_49" style:display-name="ListLabel 49" style:family="text">
      <style:text-properties style:use-window-font-color="true" loext:opacity="0%"/>
    </style:style>
    <style:style style:name="ListLabel_20_50" style:display-name="ListLabel 50" style:family="text">
      <style:text-properties style:use-window-font-color="true" loext:opacity="0%"/>
    </style:style>
    <style:style style:name="ListLabel_20_51" style:display-name="ListLabel 51" style:family="text">
      <style:text-properties style:use-window-font-color="true" loext:opacity="0%"/>
    </style:style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stilo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loext:num-list-format="-" style:num-suffix="-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loext:num-list-format="o" style:num-suffix="o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38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.249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67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31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bullet text:level="2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46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48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4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5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loext:num-list-format="%1%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25cm" fo:margin-right="-1.753cm" fo:text-indent="0cm" style:auto-text-indent="false">
        <style:tab-stops>
          <style:tab-stop style:position="7.5cm" style:type="center"/>
          <style:tab-stop style:position="16.753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8.431cm"/>
        </style:tab-stops>
      </style:paragraph-properties>
      <style:text-properties style:font-name="Calibri" style:font-name-complex="Calibri1" style:font-size-complex="10pt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ize="11pt" style:rfc-language-tag="es-ES-u-co-trad" fo:language="es" fo:country="ES" style:font-name-asian="Calibri1" style:font-size-asian="11pt" style:language-asian="en" style:country-asian="US" style:font-name-complex="Arial1" style:font-size-complex="11pt"/>
    </style:style>
    <style:style style:name="MT2" style:family="text">
      <style:text-properties style:font-name="Calibri" fo:font-weight="normal" style:font-weight-asian="normal" style:font-name-complex="Calibri1"/>
    </style:style>
    <style:style style:name="MT3" style:family="text">
      <style:text-properties style:font-name="Calibri" style:font-name-complex="Calibri1"/>
    </style:style>
    <style:style style:name="MT4" style:family="text">
      <style:text-properties style:font-name="Calibri" fo:background-color="#ffff00" loext:char-shading-value="0" style:font-name-complex="Calibri1"/>
    </style:style>
    <style:style style:name="MT5" style:family="text">
      <style:text-properties style:font-name="Calibri" fo:font-weight="normal" fo:background-color="#ffff00" loext:char-shading-value="0" style:font-weight-asian="normal" style:font-name-complex="Calibri1"/>
    </style:style>
    <style:style style:name="MT6" style:family="text">
      <style:text-properties style:font-name="Calibri" fo:font-weight="normal" style:font-weight-asian="normal"/>
    </style:style>
    <style:style style:name="MT7" style:family="text">
      <style:text-properties style:font-name="Calibri"/>
    </style:style>
    <style:style style:name="MT8" style:family="text">
      <style:text-properties style:font-name="Calibri" fo:font-weight="normal" style:font-name-asian="Calibri1" style:font-weight-asian="normal" style:font-name-complex="Calibri1"/>
    </style:style>
    <style:style style:name="MT9" style:family="text">
      <style:text-properties style:font-name="Calibri" style:font-name-asian="Calibri1" style:font-name-complex="Calibri1" style:font-weight-complex="bold"/>
    </style:style>
    <style:style style:name="MT10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3.868cm" svg:y="0.335cm" svg:width="3.665cm" svg:height="1.42cm" draw:z-index="1"><draw:image xlink:href="Pictures/100000000000020E000000DC8EA68D0F5704CB8A.png" xlink:type="simple" xlink:show="embed" xlink:actuate="onLoad" draw:mime-type="image/png"/><svg:desc>LogoCIFP_U</svg:desc><draw:contour-polygon svg:width="530px" svg:height="213px" svg:viewBox="0 0 530 213" draw:points="-7,0 -7,213 523,213 523,0" draw:recreate-on-edit="false"/></draw:frame><draw:frame draw:style-name="Mfr2" draw:name="Imagen 438540435" text:anchor-type="as-char" svg:width="3.545cm" svg:height="1.561cm" draw:z-index="3"><draw:image xlink:href="Pictures/1000A97200009EC0000046A5E65B1F4FBA926016.wmf" xlink:type="simple" xlink:show="embed" xlink:actuate="onLoad" draw:mime-type="image/x-wmf"/><draw:image xlink:href="Pictures/1000000100000424000001D86AE04CB1CC4008CC.png" xlink:type="simple" xlink:show="embed" xlink:actuate="onLoad" draw:mime-type="image/png"/><svg:desc>Educacion_color.wmf</svg:desc></draw:frame><text:span text:style-name="MT1"><text:s text:c="50"/></text:span></text:p>
        <text:p text:style-name="Contents_20_1"><text:span text:style-name="MT2">Ciclo:</text:span><text:span text:style-name="MT3"> </text:span><text:span text:style-name="MT4">DAW</text:span><text:span text:style-name="MT2"><text:tab/>Módulo</text:span><text:span text:style-name="MT3"> <text:s/>Lenguaje de Marcas </text:span><text:span text:style-name="MT2">.…...</text:span><text:span text:style-name="MT5">Grupo</text:span><text:span text:style-name="MT4">: 741A</text:span><text:span text:style-name="MT5">...</text:span></text:p>
        <text:p text:style-name="Contents_20_1"><text:span text:style-name="MT6">Fecha:</text:span><text:span text:style-name="MT7"> ……………</text:span><text:span text:style-name="MT6">…....Duración:</text:span><text:span text:style-name="MT7"> </text:span><text:span text:style-name="MT8">Duración:</text:span><text:span text:style-name="MT9"> 1h 40min</text:span><text:span text:style-name="MT6"> …...</text:span><text:span text:style-name="MT7"> Prueba específica Práctica 3ª Evaluación </text:span><text:span text:style-name="MT6">(10 puntos)..…</text:span></text:p>
        <text:p text:style-name="MP2">Alumno/a.………………………………………………………………………………….Nº……</text:p>
      </style:header>
      <style:footer>
        <text:p text:style-name="MP3"><text:span text:style-name="MT10">Profesor/a: Elena Torres María<text:tab/><text:tab/>Página </text:span><text:span text:style-name="MT10"><text:page-number text:select-page="current">1</text:page-number></text:span><text:span text:style-name="MT10"><text:s/>de </text:span><text:span text:style-name="MT10"><text:page-count>2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draw:style-name="Mfr1" draw:name="Imagen3" text:anchor-type="char" svg:x="13.868cm" svg:y="0.335cm" svg:width="3.665cm" svg:height="1.42cm" draw:z-index="0"><draw:image xlink:href="Pictures/100000000000020E000000DC8EA68D0F5704CB8A.png" xlink:type="simple" xlink:show="embed" xlink:actuate="onLoad" draw:mime-type="image/png"/><svg:desc>LogoCIFP_U</svg:desc><draw:contour-polygon svg:width="530px" svg:height="213px" svg:viewBox="0 0 530 213" draw:points="-7,0 -7,213 523,213 523,0" draw:recreate-on-edit="false"/></draw:frame><draw:frame draw:style-name="Mfr3" draw:name="Imagen 1781650963" text:anchor-type="as-char" svg:width="3.545cm" svg:height="1.561cm" draw:z-index="0"><draw:image xlink:href="Pictures/1000A97200009EC0000046A5E65B1F4FBA926016.wmf" xlink:type="simple" xlink:show="embed" xlink:actuate="onLoad" draw:mime-type="image/x-wmf"/><draw:image xlink:href="Pictures/1000000100000424000001D86AE04CB1CC4008CC.png" xlink:type="simple" xlink:show="embed" xlink:actuate="onLoad" draw:mime-type="image/png"/><svg:desc>Educacion_color.wmf</svg:desc></draw:frame><text:span text:style-name="MT1"><text:s text:c="50"/></text:span></text:p>
        <text:p text:style-name="Contents_20_1"><text:span text:style-name="MT2">Ciclo:</text:span><text:span text:style-name="MT3">DAW. </text:span><text:span text:style-name="MT2">Módulo</text:span><text:span text:style-name="MT3"> <text:s/>Lenguaje de Marcas </text:span><text:span text:style-name="MT2">.…...Grupo</text:span><text:span text:style-name="MT3">: 741A</text:span><text:span text:style-name="MT2">... <text:s/>Fecha:</text:span><text:span text:style-name="MT3"> ……………</text:span><text:span text:style-name="MT2">…....Duración:</text:span><text:span text:style-name="MT3"> 75 minutos</text:span><text:span text:style-name="MT2">…...</text:span><text:span text:style-name="MT3"> <text:line-break/>Prueba específica Práctica 2ª Evaluación </text:span><text:span text:style-name="MT2">(7 puntos)..…</text:span><text:span text:style-name="MT3">Alumno/a.…………………………………………………………….Nº……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CIFP Juan de Colonia</dc:title>
    <meta:initial-creator>*</meta:initial-creator>
    <meta:editing-cycles>16</meta:editing-cycles>
    <meta:print-date>2024-03-14T09:49:00</meta:print-date>
    <meta:creation-date>2024-05-25T11:56:00</meta:creation-date>
    <dc:date>2024-05-30T14:23:28.780000000</dc:date>
    <meta:generator>LibreOffice/7.5.4.2$Windows_X86_64 LibreOffice_project/36ccfdc35048b057fd9854c757a8b67ec53977b6</meta:generator>
    <meta:editing-duration>PT22M47S</meta:editing-duration>
    <meta:document-statistic meta:table-count="9" meta:image-count="4" meta:object-count="0" meta:page-count="2" meta:paragraph-count="60" meta:word-count="249" meta:character-count="2357" meta:non-whitespace-character-count="2056"/>
    <meta:user-defined meta:name="AppVersion">16.0000</meta:user-defined>
    <meta:user-defined meta:name="Company">*</meta:user-defined>
    <meta:template xlink:type="simple" xlink:actuate="onRequest" xlink:title="Normal.dotm" xlink:href=""/>
  </office:meta>
</office:document-meta>
</file>